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20461" officeooo:paragraph-rsid="0012046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20461" officeooo:paragraph-rsid="0012046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20461" officeooo:paragraph-rsid="00120461" style:font-weight-asian="normal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fo:font-weight="normal" officeooo:rsid="00120461" officeooo:paragraph-rsid="00120461" style:font-weight-asian="normal" style:font-weight-complex="normal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style:text-position="sub 58%"/>
    </style:style>
    <style:style style:name="T2" style:family="text">
      <style:text-properties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tting Started with Competitive Programming </text:p>
      <text:p text:style-name="P1">Week 11 Dynamic Programming</text:p>
      <text:p text:style-name="P1"/>
      <text:p text:style-name="P2">Problem 1</text:p>
      <text:p text:style-name="P2"/>
      <text:p text:style-name="P3">You are given N jobs with start time s<text:span text:style-name="T1">i</text:span> and finish time f<text:span text:style-name="T1">i</text:span>, and has value v<text:span text:style-name="T1">i</text:span>. Two jobs are compatible if they don’t overlap. Find the maximum weight subset of mutually compatible jobs.</text:p>
      <text:p text:style-name="P3"/>
      <text:p text:style-name="P3">Example:</text:p>
      <text:p text:style-name="P3"/>
      <text:p text:style-name="P3">3</text:p>
      <text:p text:style-name="P3">1 2 10</text:p>
      <text:p text:style-name="P3">2 4 20</text:p>
      <text:p text:style-name="P3">3 4 5</text:p>
      <text:p text:style-name="P3"/>
      <text:p text:style-name="P3">Output: 20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Problem 2</text:p>
      <text:p text:style-name="P2"/>
      <text:p text:style-name="P3">Given a set of non-negative integers, and a value <text:span text:style-name="T2">sum</text:span>, determine if there is a subset of the given set with sum equal to given <text:span text:style-name="T2">sum</text:span>.</text:p>
      <text:p text:style-name="P3"/>
      <text:p text:style-name="P3">Example</text:p>
      <text:p text:style-name="P3"/>
      <text:p text:style-name="P4"><text:span text:style-name="Strong_20_Emphasis">Input:</text:span> set[] = {3, 34, 4, 12, 5, 2}, sum = 9</text:p>
      <text:p text:style-name="Preformatted_20_Text"><text:span text:style-name="Strong_20_Emphasis">Output:</text:span> True <text:s/></text:p>
      <text:p text:style-name="Preformatted_20_Text">There is a subset (4, 5) with sum 9.</text:p>
      <text:p text:style-name="Preformatted_20_Text"/>
      <text:p text:style-name="Preformatted_20_Text"><text:span text:style-name="Strong_20_Emphasis">Input:</text:span> set[] = {3, 34, 4, 12, 5, 2}, sum = 30</text:p>
      <text:p text:style-name="Preformatted_20_Text"><text:span text:style-name="Strong_20_Emphasis">Output:</text:span> False</text:p>
      <text:p text:style-name="P5">There is no subset that add up to 30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7T17:44:54.594407480</meta:creation-date>
    <dc:date>2022-10-07T17:55:36.657533380</dc:date>
    <meta:editing-duration>PT10M43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2" meta:paragraph-count="19" meta:word-count="133" meta:character-count="637" meta:non-whitespace-character-count="520"/>
  </office:meta>
</office:document-meta>
</file>